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style:writing-mode="lr-tb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6924in" style:rel-column-width="6553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9896in" style:rel-column-width="9362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0.8653in" style:rel-column-width="1246*"/>
    </style:style>
    <style:style style:name="Table4.B" style:family="table-column">
      <style:table-column-properties style:column-width="0.866in" style:rel-column-width="124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06in" fo:margin-left="0in" table:align="left" style:shadow="none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9306in"/>
    </style:style>
    <style:style style:name="Table5.C" style:family="table-column">
      <style:table-column-properties style:column-width="1.0694in"/>
    </style:style>
    <style:style style:name="Table5.D" style:family="table-column">
      <style:table-column-properties style:column-width="1.25in"/>
    </style:style>
    <style:style style:name="Table5.E" style:family="table-column">
      <style:table-column-properties style:column-width="0.8278in"/>
    </style:style>
    <style:style style:name="Table5.F" style:family="table-column">
      <style:table-column-properties style:column-width="0.866in"/>
    </style:style>
    <style:style style:name="Table5.G" style:family="table-column">
      <style:table-column-properties style:column-width="0.8653in"/>
    </style:style>
    <style:style style:name="Table5.H" style:family="table-column">
      <style:table-column-properties style:column-width="0.871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306in" fo:margin-left="0in" table:align="left" style:shadow="none" style:writing-mode="lr-tb"/>
    </style:style>
    <style:style style:name="Table6.A" style:family="table-column">
      <style:table-column-properties style:column-width="6.9306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1.1542in" style:rel-column-width="10922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1875in" table:align="left" style:writing-mode="lr-tb"/>
    </style:style>
    <style:style style:name="Table8.A" style:family="table-column">
      <style:table-column-properties style:column-width="1.1875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1.1542in" style:rel-column-width="10922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221a77" style:font-name-asian="Times New Roman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21a77" officeooo:paragraph-rsid="00221a77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b5877" officeooo:paragraph-rsid="001b5877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c479c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b5877" officeooo:paragraph-rsid="001b5877" style:font-name-asian="Times New Roman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21a77" officeooo:paragraph-rsid="00221a77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241258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1af378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274a82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2e90c0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74a82" officeooo:paragraph-rsid="00274a82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74a82" officeooo:paragraph-rsid="00274a82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53cfa0" officeooo:paragraph-rsid="001af378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57defb" officeooo:paragraph-rsid="001af378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2bc006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2c5e54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2b1b44" officeooo:paragraph-rsid="001af378" style:font-weight-asian="normal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591f8" officeooo:paragraph-rsid="001af378" style:font-weight-asian="normal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3cfa0" officeooo:paragraph-rsid="001af378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850d1" officeooo:paragraph-rsid="001af378" style:font-weight-asian="normal" style:font-weight-complex="normal"/>
    </style:style>
    <style:style style:name="P23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bold" officeooo:rsid="0010f89b" officeooo:paragraph-rsid="00221a77" style:font-weight-asian="bold" style:font-weight-complex="bold"/>
    </style:style>
    <style:style style:name="P24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bold" officeooo:rsid="00221a77" officeooo:paragraph-rsid="00221a77" style:font-weight-asian="bold" style:font-weight-complex="bold"/>
    </style:style>
    <style:style style:name="P25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normal" officeooo:rsid="001872f3" officeooo:paragraph-rsid="00221a77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21a77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12d99e" officeooo:paragraph-rsid="00221a77" style:font-weight-asian="normal" style:font-weight-complex="normal"/>
    </style:style>
    <style:style style:name="P28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fadea" officeooo:paragraph-rsid="00221a77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274a82" style:font-name-asian="Times New Roman" style:font-size-asian="12pt" style:font-name-complex="Times New Roman" style:font-size-complex="12pt"/>
    </style:style>
    <style:style style:name="P30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274a82" style:font-name-asian="Times New Roman" style:font-size-asian="12pt" style:font-name-complex="Times New Roman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2c5e54" officeooo:paragraph-rsid="002c5e54" style:font-name-asian="Times New Roman" style:font-size-asian="12pt" style:font-name-complex="Times New Roman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2pt" officeooo:rsid="002c5e54" officeooo:paragraph-rsid="002c5e54" style:font-name-asian="Times New Roman" style:font-size-asian="12pt" style:font-name-complex="Times New Roman" style:font-size-complex="12pt"/>
    </style:style>
    <style:style style:name="P33" style:family="paragraph" style:parent-style-name="Table_20_Contents">
      <style:paragraph-properties>
        <style:tab-stops>
          <style:tab-stop style:position="0.302in"/>
        </style:tab-stops>
      </style:paragraph-properties>
      <style:text-properties style:font-name="Liberation Serif"/>
    </style:style>
    <style:style style:name="P34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ec939" style:font-name-asian="Times New Roman" style:font-size-asian="12pt" style:font-name-complex="Times New Roman" style:font-size-complex="12pt"/>
    </style:style>
    <style:style style:name="P35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ec939" style:font-name-asian="Times New Roman" style:font-size-asian="12pt" style:font-name-complex="Times New Roman" style:font-size-complex="12pt"/>
    </style:style>
    <style:style style:name="P36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1258" style:font-name-asian="Times New Roman" style:font-size-asian="12pt" style:font-name-complex="Times New Roman" style:font-size-complex="12pt"/>
    </style:style>
    <style:style style:name="P37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1258" style:font-name-asian="Times New Roman" style:font-size-asian="12pt" style:font-name-complex="Times New Roman" style:font-size-complex="12pt"/>
    </style:style>
    <style:style style:name="P38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d04e" style:font-name-asian="Times New Roman" style:font-size-asian="12pt" style:font-name-complex="Times New Roman" style:font-size-complex="12pt"/>
    </style:style>
    <style:style style:name="P39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24d04e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274a82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4d04e" officeooo:paragraph-rsid="0024d04e" style:font-name-asian="Times New Roman" style:font-size-asian="12pt" style:font-weight-asian="bold" style:font-name-complex="Times New Roman" style:font-size-complex="12pt" style:font-weight-complex="bold"/>
    </style:style>
    <style:style style:name="P42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1pt" officeooo:rsid="00241258" officeooo:paragraph-rsid="0024d04e" style:font-name-asian="Times New Roman" style:font-size-asian="11pt" style:font-name-complex="Times New Roman" style:font-size-complex="11pt"/>
    </style:style>
    <style:style style:name="P43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1pt" officeooo:rsid="0024d04e" officeooo:paragraph-rsid="0024d04e" style:font-name-asian="Times New Roman" style:font-size-asian="11pt" style:font-name-complex="Times New Roman" style:font-size-complex="11pt"/>
    </style:style>
    <style:style style:name="P44" style:family="paragraph" style:parent-style-name="Table_20_Contents">
      <style:paragraph-properties>
        <style:tab-stops>
          <style:tab-stop style:position="0.302in"/>
        </style:tab-stops>
      </style:paragraph-properties>
    </style:style>
    <style:style style:name="P45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21a77" style:font-size-asian="12pt" style:font-weight-asian="normal" style:font-size-complex="12pt" style:font-weight-complex="normal"/>
    </style:style>
    <style:style style:name="P46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4d04e" style:font-size-asian="12pt" style:font-weight-asian="normal" style:font-size-complex="12pt" style:font-weight-complex="normal"/>
    </style:style>
    <style:style style:name="P47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1pt" fo:font-weight="normal" officeooo:rsid="001872f3" officeooo:paragraph-rsid="00221a77" style:font-size-asian="11pt" style:font-weight-asian="normal" style:font-size-complex="11pt" style:font-weight-complex="normal"/>
    </style:style>
    <style:style style:name="P48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21a77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7bb27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9d171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e2c15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e90c0" style:font-size-asian="12pt" style:font-weight-asian="bold" style:font-size-complex="12pt" style:font-weight-complex="bold"/>
    </style:style>
    <style:style style:name="T1" style:family="text">
      <style:text-properties officeooo:rsid="002902b0"/>
    </style:style>
    <style:style style:name="T2" style:family="text">
      <style:text-properties officeooo:rsid="001b9ed5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d04e" style:font-weight-asian="bold" style:font-weight-complex="bold"/>
    </style:style>
    <style:style style:name="T6" style:family="text">
      <style:text-properties fo:font-weight="bold" officeooo:rsid="002155da"/>
    </style:style>
    <style:style style:name="T7" style:family="text">
      <style:text-properties style:font-name="Liberation Serif"/>
    </style:style>
    <style:style style:name="T8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fo:font-weight="normal" officeooo:rsid="001fadea" style:font-size-asian="12pt" style:font-weight-asian="normal" style:font-size-complex="12pt" style:font-weight-complex="normal"/>
    </style:style>
    <style:style style:name="T10" style:family="text">
      <style:text-properties fo:color="#000000" fo:font-size="12pt" officeooo:rsid="001ec939" style:font-name-asian="Times New Roman" style:font-size-asian="12pt" style:font-name-complex="Times New Roman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55da" style:font-weight-asian="normal" style:font-weight-complex="normal"/>
    </style:style>
    <style:style style:name="T13" style:family="text">
      <style:text-properties fo:font-weight="normal" officeooo:rsid="0024d04e" style:font-weight-asian="normal" style:font-weight-complex="normal"/>
    </style:style>
    <style:style style:name="T14" style:family="text">
      <style:text-properties fo:font-weight="normal" officeooo:rsid="0027bb27" style:font-weight-asian="normal" style:font-weight-complex="normal"/>
    </style:style>
    <style:style style:name="T15" style:family="text">
      <style:text-properties fo:font-weight="normal" officeooo:rsid="0029d171" style:font-weight-asian="normal" style:font-weight-complex="normal"/>
    </style:style>
    <style:style style:name="T16" style:family="text">
      <style:text-properties fo:font-weight="normal" officeooo:rsid="002c5e54" style:font-weight-asian="normal" style:font-weight-complex="normal"/>
    </style:style>
    <style:style style:name="T17" style:family="text">
      <style:text-properties fo:font-weight="normal" officeooo:rsid="002e2c15" style:font-weight-asian="normal" style:font-weight-complex="normal"/>
    </style:style>
    <style:style style:name="T18" style:family="text">
      <style:text-properties fo:font-weight="normal" officeooo:rsid="002e90c0" style:font-weight-asian="normal" style:font-weight-complex="normal"/>
    </style:style>
    <style:style style:name="T19" style:family="text">
      <style:text-properties officeooo:rsid="00221a77"/>
    </style:style>
    <style:style style:name="T20" style:family="text">
      <style:text-properties officeooo:rsid="0019ae7b"/>
    </style:style>
    <style:style style:name="T21" style:family="text">
      <style:text-properties officeooo:rsid="0024d04e"/>
    </style:style>
    <style:style style:name="T22" style:family="text">
      <style:text-properties officeooo:rsid="00274a82"/>
    </style:style>
    <style:style style:name="T23" style:family="text">
      <style:text-properties officeooo:rsid="0027bb27"/>
    </style:style>
    <style:style style:name="T24" style:family="text">
      <style:text-properties officeooo:rsid="002837b3"/>
    </style:style>
    <style:style style:name="T25" style:family="text">
      <style:text-properties officeooo:rsid="002c5e54"/>
    </style:style>
    <style:style style:name="T26" style:family="text">
      <style:text-properties officeooo:rsid="002e406a"/>
    </style:style>
    <style:style style:name="T27" style:family="text">
      <style:text-properties officeooo:rsid="002e4194"/>
    </style:style>
    <style:style style:name="T28" style:family="text">
      <style:text-properties officeooo:rsid="002e90c0"/>
    </style:style>
    <style:style style:name="T29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table:number-columns-spanned="4" office:value-type="string">
            <text:p text:style-name="P34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5">user_id</text:p>
          </table:table-cell>
          <table:table-cell table:style-name="Table1.A2" office:value-type="string">
            <text:p text:style-name="P35">username</text:p>
          </table:table-cell>
          <table:table-cell table:style-name="Table1.A2" office:value-type="string">
            <text:p text:style-name="P35">password</text:p>
          </table:table-cell>
          <table:table-cell table:style-name="Table1.D2" office:value-type="string">
            <text:p text:style-name="P35">is_admin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user1 </text:p>
          </table:table-cell>
          <table:table-cell table:style-name="Table1.A2" office:value-type="string">
            <text:p text:style-name="P35">Pass1</text:p>
          </table:table-cell>
          <table:table-cell table:style-name="Table1.D2" office:value-type="string">
            <text:p text:style-name="P35">true</text:p>
          </table:table-cell>
        </table:table-row>
      </table:table>
      <text:p text:style-name="P1"/>
      <table:table table:name="Table2" table:style-name="Table2">
        <table:table-column table:style-name="Table2.A" table:number-columns-repeated="10"/>
        <table:table-row>
          <table:table-cell table:style-name="Table2.A1" table:number-columns-spanned="10" office:value-type="string">
            <text:p text:style-name="P34">PRODU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5">id</text:p>
          </table:table-cell>
          <table:table-cell table:style-name="Table2.A2" office:value-type="string">
            <text:p text:style-name="P35">sku</text:p>
          </table:table-cell>
          <table:table-cell table:style-name="Table2.A2" office:value-type="string">
            <text:p text:style-name="P35">supplier_id</text:p>
          </table:table-cell>
          <table:table-cell table:style-name="Table2.A2" office:value-type="string">
            <text:p text:style-name="P35">title</text:p>
          </table:table-cell>
          <table:table-cell table:style-name="Table2.A2" office:value-type="string">
            <text:p text:style-name="P35">description</text:p>
          </table:table-cell>
          <table:table-cell table:style-name="Table2.A2" office:value-type="string">
            <text:p text:style-name="P35">category_id</text:p>
          </table:table-cell>
          <table:table-cell table:style-name="Table2.A2" office:value-type="string">
            <text:p text:style-name="P35">unit_price</text:p>
          </table:table-cell>
          <table:table-cell table:style-name="Table2.A2" office:value-type="string">
            <text:p text:style-name="P35">on_hand</text:p>
          </table:table-cell>
          <table:table-cell table:style-name="Table2.A2" office:value-type="string">
            <text:p text:style-name="P35">re_order_level</text:p>
          </table:table-cell>
          <table:table-cell table:style-name="Table2.J2" office:value-type="string">
            <text:p text:style-name="P35">is_active</text:p>
          </table:table-cell>
        </table:table-row>
        <table:table-row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100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title1</text:p>
          </table:table-cell>
          <table:table-cell table:style-name="Table2.A2" office:value-type="string">
            <text:p text:style-name="P35">description1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100</text:p>
          </table:table-cell>
          <table:table-cell table:style-name="Table2.A2" office:value-type="string">
            <text:p text:style-name="P35">20</text:p>
          </table:table-cell>
          <table:table-cell table:style-name="Table2.A2" office:value-type="string">
            <text:p text:style-name="P35">10</text:p>
          </table:table-cell>
          <table:table-cell table:style-name="Table2.J2" office:value-type="string">
            <text:p text:style-name="P35">True</text:p>
          </table:table-cell>
        </table:table-row>
      </table:table>
      <text:p text:style-name="P1"/>
      <table:table table:name="Table3" table:style-name="Table3">
        <table:table-column table:style-name="Table3.A" table:number-columns-repeated="7"/>
        <table:table-row>
          <table:table-cell table:style-name="Table3.A1" table:number-columns-spanned="7" office:value-type="string">
            <text:p text:style-name="P34">SUPPL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5">id</text:p>
          </table:table-cell>
          <table:table-cell table:style-name="Table3.A2" office:value-type="string">
            <text:p text:style-name="P35">name</text:p>
          </table:table-cell>
          <table:table-cell table:style-name="Table3.A2" office:value-type="string">
            <text:p text:style-name="P35">address</text:p>
          </table:table-cell>
          <table:table-cell table:style-name="Table3.A2" office:value-type="string">
            <text:p text:style-name="P35">phone</text:p>
          </table:table-cell>
          <table:table-cell table:style-name="Table3.A2" office:value-type="string">
            <text:p text:style-name="P35">fax</text:p>
          </table:table-cell>
          <table:table-cell table:style-name="Table3.A2" office:value-type="string">
            <text:p text:style-name="P35">email</text:p>
          </table:table-cell>
          <table:table-cell table:style-name="Table3.G2" office:value-type="string">
            <text:p text:style-name="P35">is_active</text:p>
          </table:table-cell>
        </table:table-row>
        <table:table-row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supplier1</text:p>
          </table:table-cell>
          <table:table-cell table:style-name="Table3.A2" office:value-type="string">
            <text:p text:style-name="P35">address1</text:p>
          </table:table-cell>
          <table:table-cell table:style-name="Table3.A2" office:value-type="string">
            <text:p text:style-name="P35">221-2277</text:p>
          </table:table-cell>
          <table:table-cell table:style-name="Table3.A2" office:value-type="string">
            <text:p text:style-name="P33"><text:span text:style-name="T10">063-221-2277</text:span></text:p>
          </table:table-cell>
          <table:table-cell table:style-name="Table3.A2" office:value-type="string">
            <text:p text:style-name="P44"><text:span text:style-name="T7">supplier1@estore.com</text:span></text:p>
          </table:table-cell>
          <table:table-cell table:style-name="Table3.G2" office:value-type="string">
            <text:p text:style-name="P35">True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table:number-columns-spanned="8" office:value-type="string">
            <text:p text:style-name="P36">OR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7">id</text:p>
          </table:table-cell>
          <table:table-cell table:style-name="Table4.A2" office:value-type="string">
            <text:p text:style-name="P37">customer_id</text:p>
          </table:table-cell>
          <table:table-cell table:style-name="Table4.A2" office:value-type="string">
            <text:p text:style-name="P39">payment_id</text:p>
          </table:table-cell>
          <table:table-cell table:style-name="Table4.A2" office:value-type="string">
            <text:p text:style-name="P39">transaction_date</text:p>
          </table:table-cell>
          <table:table-cell table:style-name="Table4.A2" office:value-type="string">
            <text:p text:style-name="P39">shipping_date</text:p>
          </table:table-cell>
          <table:table-cell table:style-name="Table4.A2" office:value-type="string">
            <text:p text:style-name="P39">time_stamp</text:p>
          </table:table-cell>
          <table:table-cell table:style-name="Table4.A2" office:value-type="string">
            <text:p text:style-name="P39">transaction_status</text:p>
          </table:table-cell>
          <table:table-cell table:style-name="Table4.H2" office:value-type="string">
            <text:p text:style-name="P39">total</text:p>
          </table:table-cell>
        </table:table-row>
        <table:table-row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39">2016-03-11</text:p>
          </table:table-cell>
          <table:table-cell table:style-name="Table4.A2" office:value-type="string">
            <text:p text:style-name="P39">2016-03-11</text:p>
          </table:table-cell>
          <table:table-cell table:style-name="Table4.A2" office:value-type="string">
            <text:p text:style-name="P39">11:49:17</text:p>
          </table:table-cell>
          <table:table-cell table:style-name="Table4.A2" office:value-type="string">
            <text:p text:style-name="P39">Pending</text:p>
          </table:table-cell>
          <table:table-cell table:style-name="Table4.H2" office:value-type="string">
            <text:p text:style-name="P39">100.00</text:p>
          </table:table-cell>
        </table:table-row>
      </table:table>
      <text:p text:style-name="P1"/>
      <table:table table:name="Table7" table:style-name="Table7">
        <table:table-column table:style-name="Table7.A" table:number-columns-repeated="6"/>
        <table:table-row>
          <table:table-cell table:style-name="Table7.A1" table:number-columns-spanned="6" office:value-type="string">
            <text:p text:style-name="P29">ORDER DETAI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0">id</text:p>
          </table:table-cell>
          <table:table-cell table:style-name="Table7.A2" office:value-type="string">
            <text:p text:style-name="P30">order_id</text:p>
          </table:table-cell>
          <table:table-cell table:style-name="Table7.A2" office:value-type="string">
            <text:p text:style-name="P30">product_id</text:p>
          </table:table-cell>
          <table:table-cell table:style-name="Table7.A2" office:value-type="string">
            <text:p text:style-name="P30">unit_price</text:p>
          </table:table-cell>
          <table:table-cell table:style-name="Table7.A2" office:value-type="string">
            <text:p text:style-name="P30">discount</text:p>
          </table:table-cell>
          <table:table-cell table:style-name="Table7.F2" office:value-type="string">
            <text:p text:style-name="P30">quantity</text:p>
          </table:table-cell>
        </table:table-row>
        <table:table-row>
          <table:table-cell table:style-name="Table7.A2" office:value-type="string">
            <text:p text:style-name="P30">1</text:p>
          </table:table-cell>
          <table:table-cell table:style-name="Table7.A2" office:value-type="string">
            <text:p text:style-name="P30">1</text:p>
          </table:table-cell>
          <table:table-cell table:style-name="Table7.A2" office:value-type="string">
            <text:p text:style-name="P30">1</text:p>
          </table:table-cell>
          <table:table-cell table:style-name="Table7.A2" office:value-type="string">
            <text:p text:style-name="P30">100.00</text:p>
          </table:table-cell>
          <table:table-cell table:style-name="Table7.A2" office:value-type="string">
            <text:p text:style-name="P30">0.10</text:p>
          </table:table-cell>
          <table:table-cell table:style-name="Table7.F2" office:value-type="string">
            <text:p text:style-name="P30">20</text:p>
          </table:table-cell>
        </table:table-row>
      </table:table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29">WISHLIST</text:p>
          </table:table-cell>
        </table:table-row>
        <table:table-row>
          <table:table-cell table:style-name="Table8.A2" office:value-type="string">
            <text:p text:style-name="P30">id</text:p>
          </table:table-cell>
        </table:table-row>
        <table:table-row>
          <table:table-cell table:style-name="Table8.A2" office:value-type="string">
            <text:p text:style-name="P30">1</text:p>
          </table:table-cell>
        </table:table-row>
      </table:table>
      <text:p text:style-name="P1"/>
      <table:table table:name="Table9" table:style-name="Table9">
        <table:table-column table:style-name="Table9.A" table:number-columns-repeated="5"/>
        <table:table-row>
          <table:table-cell table:style-name="Table9.A1" table:number-columns-spanned="5" office:value-type="string">
            <text:p text:style-name="P29">WISHLIST DETAI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30">id</text:p>
          </table:table-cell>
          <table:table-cell table:style-name="Table9.A2" office:value-type="string">
            <text:p text:style-name="P30">wishlist_id</text:p>
          </table:table-cell>
          <table:table-cell table:style-name="Table9.A2" office:value-type="string">
            <text:p text:style-name="P30">product_id</text:p>
          </table:table-cell>
          <table:table-cell table:style-name="Table9.A2" office:value-type="string">
            <text:p text:style-name="P30">time_stamp</text:p>
          </table:table-cell>
          <table:table-cell table:style-name="Table9.E2" office:value-type="string">
            <text:p text:style-name="P30">is_active</text:p>
          </table:table-cell>
        </table:table-row>
        <table:table-row>
          <table:table-cell table:style-name="Table9.A2" office:value-type="string">
            <text:p text:style-name="P30">1</text:p>
          </table:table-cell>
          <table:table-cell table:style-name="Table9.A2" office:value-type="string">
            <text:p text:style-name="P30">1</text:p>
          </table:table-cell>
          <table:table-cell table:style-name="Table9.A2" office:value-type="string">
            <text:p text:style-name="P30">1</text:p>
          </table:table-cell>
          <table:table-cell table:style-name="Table9.A2" office:value-type="string">
            <text:p text:style-name="P40">11:49:17</text:p>
          </table:table-cell>
          <table:table-cell table:style-name="Table9.E2" office:value-type="string">
            <text:p text:style-name="P30">True</text:p>
          </table:table-cell>
        </table:table-row>
      </table:table>
      <text:p text:style-name="P1"/>
      <table:table table:name="Table10" table:style-name="Table10">
        <table:table-column table:style-name="Table10.A" table:number-columns-repeated="6"/>
        <table:table-row>
          <table:table-cell table:style-name="Table10.A1" table:number-columns-spanned="6" office:value-type="string">
            <text:p text:style-name="P31">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32">id</text:p>
          </table:table-cell>
          <table:table-cell table:style-name="Table10.A2" office:value-type="string">
            <text:p text:style-name="P32">name</text:p>
          </table:table-cell>
          <table:table-cell table:style-name="Table10.A2" office:value-type="string">
            <text:p text:style-name="P32">description</text:p>
          </table:table-cell>
          <table:table-cell table:style-name="Table10.A2" office:value-type="string">
            <text:p text:style-name="P32">main_image</text:p>
          </table:table-cell>
          <table:table-cell table:style-name="Table10.A2" office:value-type="string">
            <text:p text:style-name="P32">is_active</text:p>
          </table:table-cell>
          <table:table-cell table:style-name="Table10.F2" office:value-type="string">
            <text:p text:style-name="P32">main_category</text:p>
          </table:table-cell>
        </table:table-row>
        <table:table-row>
          <table:table-cell table:style-name="Table10.A2" office:value-type="string">
            <text:p text:style-name="P32">1</text:p>
          </table:table-cell>
          <table:table-cell table:style-name="Table10.A2" office:value-type="string">
            <text:p text:style-name="P32">category1</text:p>
          </table:table-cell>
          <table:table-cell table:style-name="Table10.A2" office:value-type="string">
            <text:p text:style-name="P32">description1</text:p>
          </table:table-cell>
          <table:table-cell table:style-name="Table10.A2" office:value-type="string">
            <text:p text:style-name="P32">“static/image1.jpeg”</text:p>
          </table:table-cell>
          <table:table-cell table:style-name="Table10.A2" office:value-type="string">
            <text:p text:style-name="P32">True</text:p>
          </table:table-cell>
          <table:table-cell table:style-name="Table10.F2" office:value-type="string">
            <text:p text:style-name="P32">main_category_1</text:p>
          </table:table-cell>
        </table:table-row>
      </table:table>
      <text:p text:style-name="P1"/>
      <text:p text:style-name="P1"/>
      <text:p text:style-name="P4"><text:soft-page-break/>Test Case #1</text:p>
      <text:p text:style-name="P4">Scenario:<text:span text:style-name="T11"> Create User</text:span></text:p>
      <text:p text:style-name="P2"/>
      <text:p text:style-name="P1">Test Case <text:span text:style-name="T1">#2</text:span></text:p>
      <text:p text:style-name="P6">Scenario: <text:span text:style-name="T19">User</text:span> Login</text:p>
      <text:p text:style-name="P6"/>
      <text:p text:style-name="P5">Test Case #<text:span text:style-name="T19">2</text:span>.1</text:p>
      <text:p text:style-name="P7">Scenario: <text:span text:style-name="T19">User</text:span> Login – <text:span text:style-name="T2">Invalid Information</text:span></text:p>
      <text:p text:style-name="P6"/>
      <text:p text:style-name="P1">Test Case <text:span text:style-name="T1">#3</text:span></text:p>
      <text:p text:style-name="P6">Scenario: <text:span text:style-name="T19">User</text:span> Logout</text:p>
      <text:p text:style-name="P6"/>
      <text:p text:style-name="P23">Test Case #<text:span text:style-name="T19">4</text:span></text:p>
      <text:p text:style-name="P25">Scenario: <text:span text:style-name="T19">Create product</text:span></text:p>
      <text:p text:style-name="P23">Test Case #<text:span text:style-name="T19">5</text:span></text:p>
      <text:p text:style-name="P25"><text:span text:style-name="T4">Scenario:</text:span> <text:span text:style-name="T19">Get products</text:span></text:p>
      <text:p text:style-name="P45"><text:span text:style-name="T3">Given </text:span>some products are in a system</text:p>
      <text:p text:style-name="P45"><text:span text:style-name="T3">When </text:span>I retrieve the product '<text:span text:style-name="T3">1</text:span>'</text:p>
      <text:p text:style-name="P45"><text:span text:style-name="T3">Then </text:span>I should get a '<text:span text:style-name="T3">200</text:span>' response</text:p>
      <text:p text:style-name="P45"><text:span text:style-name="T3">And </text:span>the following product details are returned:</text:p>
      <text:p text:style-name="P47"><text:span text:style-name="T3">| id | sku | supplier_id | title | description <text:s/>| category_id | unit_price| on_hand | re_order_level | is_active | <text:s/></text:span></text:p>
      <text:p text:style-name="P47"><text:span text:style-name="T3">| 1 <text:s/>| </text:span><text:span text:style-name="T6">100</text:span><text:span text:style-name="T3"> <text:s/>| 1 <text:s text:c="17"/>| </text:span><text:span text:style-name="T6">title1</text:span><text:span text:style-name="T3">| </text:span><text:span text:style-name="T6">description1</text:span><text:span text:style-name="T3">| 1 <text:s text:c="16"/>| 10</text:span><text:span text:style-name="T6">0</text:span><text:span text:style-name="T3"> <text:s text:c="12"/>| </text:span><text:span text:style-name="T6">20</text:span><text:span text:style-name="T3"> <text:s text:c="7"/>| 10 <text:s text:c="25"/>| True <text:s text:c="6"/>|</text:span></text:p>
      <text:p text:style-name="P26"/>
      <text:p text:style-name="P23">Test Case #<text:span text:style-name="T19">6</text:span></text:p>
      <text:p text:style-name="P25"><text:span text:style-name="T4">Scenario:</text:span> <text:span text:style-name="T19">Delete products</text:span></text:p>
      <text:p text:style-name="P25"/>
      <text:p text:style-name="P23">Test Case #<text:span text:style-name="T19">7</text:span></text:p>
      <text:p text:style-name="P25"><text:span text:style-name="T4">Scenario:</text:span> <text:span text:style-name="T19">Update products</text:span></text:p>
      <text:p text:style-name="P24"/>
      <text:p text:style-name="P27"/>
      <text:p text:style-name="P28">Test Case #<text:span text:style-name="T19">8</text:span></text:p>
      <text:p text:style-name="P28">Scenario: <text:span text:style-name="T11">Create Supplier</text:span></text:p>
      <text:p text:style-name="P27"/>
      <text:p text:style-name="P28">Test Case #<text:span text:style-name="T19">9</text:span></text:p>
      <text:p text:style-name="P28">Scenario:<text:span text:style-name="T11"> Get Supplier</text:span></text:p>
      <text:p text:style-name="P48">Given <text:span text:style-name="T11">some suppliers are in a system</text:span></text:p>
      <text:p text:style-name="P48">When <text:span text:style-name="T11">I retrieve the supplier '</text:span>2<text:span text:style-name="T11">'</text:span></text:p>
      <text:p text:style-name="P48">Then <text:span text:style-name="T11">I should get a '</text:span>200<text:span text:style-name="T11">' response</text:span></text:p>
      <text:p text:style-name="P48"><text:soft-page-break/>And <text:span text:style-name="T11">the following supplier details are returned:</text:span></text:p>
      <text:p text:style-name="P48">| id | name <text:s text:c="9"/>| address <text:s text:c="2"/>| phone <text:s text:c="4"/>| fax <text:s text:c="17"/>| email <text:s text:c="28"/>| is_active |</text:p>
      <text:p text:style-name="P48">| 1 <text:s text:c="2"/>| supplier1 <text:s text:c="2"/>| address1 | 221-2277| 063-221-2277| supplier1@estore.com | True <text:s text:c="7"/>|</text:p>
      <text:p text:style-name="P28"/>
      <text:p text:style-name="P28">Test Case #<text:span text:style-name="T19">10</text:span></text:p>
      <text:p text:style-name="P28">Scenario:<text:span text:style-name="T11"> </text:span><text:span text:style-name="T12">Update</text:span><text:span text:style-name="T11"> Supplier</text:span></text:p>
      <text:p text:style-name="P28"><text:span text:style-name="T11"/></text:p>
      <text:p text:style-name="P8"><text:span text:style-name="T20">Test Case #11 </text:span></text:p>
      <text:p text:style-name="P19"/>
      <text:p text:style-name="P19"/>
      <text:p text:style-name="P9">Test Case #12</text:p>
      <text:p text:style-name="P9">Scenario: <text:span text:style-name="T11">Get orders</text:span></text:p>
      <text:p text:style-name="P46"><text:span text:style-name="T3">Given </text:span>some <text:span text:style-name="T21">orders</text:span> are in a system</text:p>
      <text:p text:style-name="P46"><text:span text:style-name="T3">When </text:span>I retrieve the <text:span text:style-name="T21">order</text:span> '<text:span text:style-name="T3">1</text:span>'</text:p>
      <text:p text:style-name="P46"><text:span text:style-name="T3">Then </text:span>I should get a '<text:span text:style-name="T3">200</text:span>' response</text:p>
      <text:p text:style-name="P46"><text:span text:style-name="T3">And </text:span>the following <text:span text:style-name="T21">order</text:span> details are returned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2"><text:span text:style-name="T21">|</text:span><text:span text:style-name="T4">id</text:span><text:span text:style-name="T21">| </text:span><text:span text:style-name="T4">customer_id</text:span><text:span text:style-name="T21">|</text:span><text:span text:style-name="T5">payment_id</text:span><text:span text:style-name="T21">|</text:span><text:span text:style-name="T5">transaction_date</text:span><text:span text:style-name="T21">|</text:span><text:span text:style-name="T5">shipping_date</text:span><text:span text:style-name="T13">|</text:span><text:span text:style-name="T5">time_stamp</text:span><text:span text:style-name="T13">|</text:span><text:span text:style-name="T5">transaction_status</text:span><text:span text:style-name="T13">|</text:span><text:span text:style-name="T5">total</text:span><text:span text:style-name="T13"> <text:s text:c="3"/>|</text:span></text:p>
            <text:p text:style-name="P43"><text:span text:style-name="T11">|</text:span><text:span text:style-name="T4">1</text:span><text:span text:style-name="T11"> | </text:span><text:span text:style-name="T4">1</text:span><text:span text:style-name="T11"> <text:s text:c="18"/>|</text:span><text:span text:style-name="T4">1</text:span><text:span text:style-name="T11"> <text:s text:c="18"/></text:span><text:span text:style-name="T4">|2016-03-11 </text:span><text:span text:style-name="T11"><text:s text:c="9"/>|</text:span><text:span text:style-name="T4">2016-03-11</text:span><text:span text:style-name="T11"> <text:s text:c="5"/>| </text:span><text:span text:style-name="T4">11:49:17 </text:span><text:span text:style-name="T11"><text:s text:c="3"/>|</text:span><text:span text:style-name="T4">pending</text:span><text:span text:style-name="T11"> <text:s text:c="17"/>|</text:span><text:span text:style-name="T4">100.00</text:span><text:span text:style-name="T11">|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</table:table-row>
        <table:table-row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</table:table-row>
      </table:table>
      <text:p text:style-name="P9"><text:span text:style-name="T22">T</text:span>est Case #13</text:p>
      <text:p text:style-name="P9">Scenario: <text:span text:style-name="T11">Delete order</text:span></text:p>
      <text:p text:style-name="P10"/>
      <text:p text:style-name="P9">Test Case #14</text:p>
      <text:p text:style-name="P9">Scenario: <text:span text:style-name="T11">Update order</text:span></text:p>
      <text:p text:style-name="P13"/>
      <text:p text:style-name="P13">Test Case#15</text:p>
      <text:p text:style-name="P13">Scenario: <text:span text:style-name="T8">Create order details</text:span></text:p>
      <text:p text:style-name="P10"/>
      <text:p text:style-name="P13">Test Case#16</text:p>
      <text:p text:style-name="P13">Scenario: <text:span text:style-name="T11">Get</text:span><text:span text:style-name="T8"> order details</text:span></text:p>
      <text:p text:style-name="P49">Given <text:span text:style-name="T11">some </text:span><text:span text:style-name="T14">order details</text:span><text:span text:style-name="T11"> are in a system</text:span></text:p>
      <text:p text:style-name="P49">When <text:span text:style-name="T11">I retrieve the </text:span><text:span text:style-name="T14">orde detail</text:span><text:span text:style-name="T11"> '</text:span><text:span text:style-name="T23">1</text:span><text:span text:style-name="T11">'</text:span></text:p>
      <text:p text:style-name="P49">Then <text:span text:style-name="T11">I should get a '</text:span>200<text:span text:style-name="T11">' response</text:span></text:p>
      <text:p text:style-name="P49">And <text:span text:style-name="T11">the following </text:span><text:span text:style-name="T14">order</text:span><text:span text:style-name="T11"> details are returned:</text:span></text:p>
      <text:p text:style-name="P49">| id <text:s/>| <text:span text:style-name="T23">order_id</text:span> | <text:span text:style-name="T23">product_id</text:span>| <text:span text:style-name="T23">unit_price</text:span>| <text:span text:style-name="T23">discount</text:span>|<text:span text:style-name="T23">quantity</text:span>|</text:p>
      <text:p text:style-name="P49">| 1 <text:s text:c="2"/>| 1 <text:s text:c="13"/>| <text:span text:style-name="T23">1 <text:s text:c="15"/></text:span><text:s/>| <text:span text:style-name="T23">100.00 <text:s text:c="6"/></text:span>| <text:span text:style-name="T23">0.10 <text:s text:c="6"/></text:span>| <text:span text:style-name="T23">20 <text:s text:c="7"/></text:span><text:s/>|</text:p>
      <text:p text:style-name="P10"/>
      <text:p text:style-name="P13">Test Case#17</text:p>
      <text:p text:style-name="P13">Scenario: <text:span text:style-name="T8">Create wishlist</text:span></text:p>
      <text:p text:style-name="P11"/>
      <text:p text:style-name="P15">Test Case #<text:span text:style-name="T22">18</text:span></text:p>
      <text:p text:style-name="P20"><text:soft-page-break/><text:span text:style-name="T4">Scenario:</text:span> <text:span text:style-name="T22">Get wishlist</text:span></text:p>
      <text:p text:style-name="P50">Given <text:span text:style-name="T11">some </text:span><text:span text:style-name="T15">wishlist</text:span><text:span text:style-name="T11"> are in a system</text:span></text:p>
      <text:p text:style-name="P50">When <text:span text:style-name="T11">I retrieve the </text:span><text:span text:style-name="T15">wishlist</text:span><text:span text:style-name="T11"> '</text:span><text:span text:style-name="T23">1</text:span><text:span text:style-name="T11">'</text:span></text:p>
      <text:p text:style-name="P50">Then <text:span text:style-name="T11">I should get a '</text:span>200<text:span text:style-name="T11">' response</text:span></text:p>
      <text:p text:style-name="P50">And <text:span text:style-name="T11">the following </text:span><text:span text:style-name="T15">wishlist</text:span><text:span text:style-name="T11"> details are returned:</text:span></text:p>
      <text:p text:style-name="P50">| id <text:s/>| </text:p>
      <text:p text:style-name="P50">| 1 <text:s text:c="2"/>| </text:p>
      <text:p text:style-name="P21"/>
      <text:p text:style-name="P16">Test Case #<text:span text:style-name="T22">18.1</text:span> </text:p>
      <text:p text:style-name="P22"><text:span text:style-name="T4">Scenario:</text:span> <text:span text:style-name="T24">Get w</text:span>ishlist – No wishlist items </text:p>
      <text:p text:style-name="P22"/>
      <text:p text:style-name="P17">Test Case #19</text:p>
      <text:p text:style-name="P17">Scenario: <text:span text:style-name="T11">Delete wishlist</text:span></text:p>
      <text:p text:style-name="P17"/>
      <text:p text:style-name="P17">Test Case #20</text:p>
      <text:p text:style-name="P17">Scenario: <text:span text:style-name="T11">Update wishlist</text:span></text:p>
      <text:p text:style-name="P22"/>
      <text:p text:style-name="P17">Test Case #21</text:p>
      <text:p text:style-name="P17">Scenario: <text:span text:style-name="T11">Create wishlist detail</text:span></text:p>
      <text:p text:style-name="P17"/>
      <text:p text:style-name="P17">Test Case #22</text:p>
      <text:p text:style-name="P17">Scenario: <text:span text:style-name="T11">Get wishlist detail</text:span></text:p>
      <text:p text:style-name="P51">Given <text:span text:style-name="T11">some </text:span><text:span text:style-name="T17">wishlist</text:span><text:span text:style-name="T14"> details</text:span><text:span text:style-name="T11"> are in a system</text:span></text:p>
      <text:p text:style-name="P51">When <text:span text:style-name="T11">I retrieve the </text:span><text:span text:style-name="T17">wishlist detail </text:span><text:span text:style-name="T11">'</text:span><text:span text:style-name="T23">1</text:span><text:span text:style-name="T11">'</text:span></text:p>
      <text:p text:style-name="P51">Then <text:span text:style-name="T11">I should get a '</text:span>200<text:span text:style-name="T11">' response</text:span></text:p>
      <text:p text:style-name="P51">And <text:span text:style-name="T11">the following </text:span><text:span text:style-name="T17">wishlist</text:span><text:span text:style-name="T11"> details are returned:</text:span></text:p>
      <text:p text:style-name="P51">| id <text:s/>| <text:span text:style-name="T26">wishlist_id</text:span> | <text:span text:style-name="T23">product_id</text:span>| <text:span text:style-name="T27">time_stamp</text:span>| <text:span text:style-name="T27">is_active</text:span>|</text:p>
      <text:p text:style-name="P51">| 1 <text:s text:c="2"/>| 1 <text:s text:c="16"/>| <text:span text:style-name="T23">1 <text:s text:c="15"/></text:span><text:s/>| <text:span text:style-name="T27">11:49:17 <text:s text:c="5"/></text:span>| <text:span text:style-name="T27">True <text:s text:c="5"/></text:span>|</text:p>
      <text:p text:style-name="P17"/>
      <text:p text:style-name="P18">Test Case #<text:span text:style-name="T25">23</text:span></text:p>
      <text:p text:style-name="P18">Scenario: <text:span text:style-name="T16">Create</text:span><text:span text:style-name="T11"> </text:span><text:span text:style-name="T16">category</text:span></text:p>
      <text:p text:style-name="P18"/>
      <text:p text:style-name="P18">Test Case #<text:span text:style-name="T25">24</text:span></text:p>
      <text:p text:style-name="P18"><text:span text:style-name="T25">Scenario:</text:span><text:span text:style-name="T16"> Get categor</text:span><text:span text:style-name="T18">y</text:span></text:p>
      <text:p text:style-name="P52">Given <text:span text:style-name="T11">some </text:span><text:span text:style-name="T18">categorie</text:span><text:span text:style-name="T14">s</text:span><text:span text:style-name="T11"> are in a system</text:span></text:p>
      <text:p text:style-name="P52">When <text:span text:style-name="T11">I retrieve the </text:span><text:span text:style-name="T18">category</text:span><text:span text:style-name="T11"> '</text:span><text:span text:style-name="T23">1</text:span><text:span text:style-name="T11">'</text:span></text:p>
      <text:p text:style-name="P52">Then <text:span text:style-name="T11">I should get a '</text:span>200<text:span text:style-name="T11">' response</text:span></text:p>
      <text:p text:style-name="P52">And <text:span text:style-name="T11">the following </text:span><text:span text:style-name="T18">category</text:span><text:span text:style-name="T11"> details are returned:</text:span></text:p>
      <text:p text:style-name="P52">| id <text:s/>| <text:span text:style-name="T28">name</text:span> <text:s text:c="6"/>| <text:span text:style-name="T28">description <text:s/></text:span>| <text:span text:style-name="T28">main_image <text:s text:c="13"/></text:span>| <text:span text:style-name="T28">is_active</text:span>|<text:span text:style-name="T28">main_category</text:span>|</text:p>
      <text:p text:style-name="P52">| 1 <text:s text:c="2"/>| <text:span text:style-name="T28">category1</text:span>| <text:span text:style-name="T28">description1</text:span>| “<text:span text:style-name="T28">static/image1.jpeg</text:span>”| <text:span text:style-name="T28">True <text:s text:c="6"/></text:span>| <text:span text:style-name="T28">main1 <text:s text:c="12"/></text:span>|</text:p>
      <text:p text:style-name="P12"><text:span text:style-name="T16"/></text:p>
      <text:p text:style-name="P18"/>
      <text:p text:style-name="P18">Test Case #<text:span text:style-name="T25">25</text:span></text:p>
      <text:p text:style-name="P18"><text:span text:style-name="T25">Scenario:</text:span><text:span text:style-name="T16"> Delete category</text:span></text:p>
      <text:p text:style-name="P18"/>
      <text:p text:style-name="P18"><text:soft-page-break/>Test Case #<text:span text:style-name="T25">26</text:span></text:p>
      <text:p text:style-name="P18"><text:span text:style-name="T16">Scenario: Update categ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3-12T00:48:29.244033313</dc:date>
    <meta:editing-duration>PT2H30S</meta:editing-duration>
    <meta:editing-cycles>21</meta:editing-cycles>
    <meta:generator>LibreOffice/4.2.8.2$Linux_X86_64 LibreOffice_project/420m0$Build-2</meta:generator>
    <meta:document-statistic meta:table-count="10" meta:image-count="0" meta:object-count="0" meta:page-count="5" meta:paragraph-count="199" meta:word-count="614" meta:character-count="3968" meta:non-whitespace-character-count="3172"/>
  </office:meta>
</office:document-meta>
</file>